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PWP Projek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ichał Czyż</text:p>
            <text:p>EiT Sem V</text:p>
            <text:p>1604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Postę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tworzono: </text:p>
                <text:p><text:s/>- repozytoria<text:line-break/><text:a xlink:href="https://github.com/emcezet/jpwp-bothegate-vlg.git" xlink:type="simple">https://github.com/emcezet/jpwp-bothegate-vlg.git</text:a><text:line-break/><text:a xlink:href="https://github.com/emcezet/jpwp-bothegate-engine.git" xlink:type="simple">https://github.com/emcezet/jpwp-bothegate-engine.git</text:a></text:p>
                <text:p>- wstępny diagram klas dla silnika gry</text:p>
                <text:p>- kilka testów w języku opisu sprzętu SystemVeri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5:19:08.276000000</meta:creation-date>
    <dc:date>2017-12-03T15:26:17.599000000</dc:date>
    <meta:editing-duration>PT7M2S</meta:editing-duration>
    <meta:editing-cycles>2</meta:editing-cycles>
    <meta:generator>LibreOffice/5.4.3.2$Windows_x86 LibreOffice_project/92a7159f7e4af62137622921e809f8546db437e5</meta:generator>
    <meta:document-statistic meta:object-count="29"/>
  </office:meta>
</office:document-meta>
</file>